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igtree" svg:font-family="Figtre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margin-left="0in" fo:margin-right="0in" fo:text-indent="0in" style:auto-text-indent="false"/>
    </style:style>
    <style:style style:name="P2" style:family="paragraph" style:parent-style-name="Text_20_body" style:list-style-name="L1"/>
    <style:style style:name="P3" style:family="paragraph" style:parent-style-name="Text_20_body" style:list-style-name="L1">
      <style:paragraph-properties fo:margin-top="0in" fo:margin-bottom="0in" style:contextual-spacing="false"/>
    </style:style>
    <style:style style:name="P4" style:family="paragraph" style:parent-style-name="Text_20_body" style:list-style-name="L2"/>
    <style:style style:name="P5" style:family="paragraph" style:parent-style-name="Text_20_body" style:list-style-name="L2">
      <style:paragraph-properties fo:margin-top="0in" fo:margin-bottom="0in" style:contextual-spacing="false"/>
    </style:style>
    <style:style style:name="P6" style:family="paragraph" style:parent-style-name="Text_20_body" style:list-style-name="L3"/>
    <style:style style:name="P7" style:family="paragraph" style:parent-style-name="Text_20_body" style:list-style-name="L3">
      <style:paragraph-properties fo:margin-top="0in" fo:margin-bottom="0in" style:contextual-spacing="false"/>
    </style:style>
    <style:style style:name="P8" style:family="paragraph" style:parent-style-name="Text_20_body" style:list-style-name="L4"/>
    <style:style style:name="P9" style:family="paragraph" style:parent-style-name="Text_20_body" style:list-style-name="L4">
      <style:paragraph-properties fo:margin-top="0in" fo:margin-bottom="0in" style:contextual-spacing="false"/>
    </style:style>
    <style:style style:name="P10" style:family="paragraph" style:parent-style-name="Text_20_body" style:list-style-name="L5"/>
    <style:style style:name="P11" style:family="paragraph" style:parent-style-name="Text_20_body" style:list-style-name="L5">
      <style:paragraph-properties fo:margin-top="0in" fo:margin-bottom="0in" style:contextual-spacing="false"/>
    </style:style>
    <style:style style:name="P12" style:family="paragraph" style:parent-style-name="Text_20_body" style:list-style-name="L6"/>
    <style:style style:name="P13" style:family="paragraph" style:parent-style-name="Text_20_body" style:list-style-name="L6">
      <style:paragraph-properties fo:margin-top="0in" fo:margin-bottom="0in" style:contextual-spacing="false"/>
    </style:style>
    <style:style style:name="P14" style:family="paragraph" style:parent-style-name="Text_20_body" style:list-style-name="L7"/>
    <style:style style:name="P15" style:family="paragraph" style:parent-style-name="Text_20_body" style:list-style-name="L7">
      <style:paragraph-properties fo:margin-top="0in" fo:margin-bottom="0in" style:contextual-spacing="false"/>
    </style:style>
    <style:style style:name="P16" style:family="paragraph" style:parent-style-name="Text_20_body" style:list-style-name="L8"/>
    <style:style style:name="P17" style:family="paragraph" style:parent-style-name="Text_20_body" style:list-style-name="L8">
      <style:paragraph-properties fo:margin-top="0in" fo:margin-bottom="0in" style:contextual-spacing="false"/>
    </style:style>
    <style:style style:name="P18" style:family="paragraph" style:parent-style-name="Text_20_body" style:list-style-name="L9"/>
    <style:style style:name="P19" style:family="paragraph" style:parent-style-name="Text_20_body" style:list-style-name="L9">
      <style:paragraph-properties fo:margin-top="0in" fo:margin-bottom="0in" style:contextual-spacing="false"/>
    </style:style>
    <style:style style:name="P20" style:family="paragraph" style:parent-style-name="Text_20_body" style:list-style-name="L10"/>
    <style:style style:name="P21" style:family="paragraph" style:parent-style-name="Text_20_body" style:list-style-name="L11"/>
    <style:style style:name="P22" style:family="paragraph" style:parent-style-name="Text_20_body" style:list-style-name="L11">
      <style:paragraph-properties fo:margin-top="0in" fo:margin-bottom="0in" style:contextual-spacing="false"/>
    </style:style>
    <style:style style:name="P23" style:family="paragraph" style:parent-style-name="Text_20_body" style:list-style-name="L12"/>
    <style:style style:name="P24" style:family="paragraph" style:parent-style-name="Text_20_body" style:list-style-name="L13"/>
    <style:style style:name="P25" style:family="paragraph" style:parent-style-name="Text_20_body" style:list-style-name="L13">
      <style:paragraph-properties fo:margin-top="0in" fo:margin-bottom="0in" style:contextual-spacing="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atenschutzerklärung</text:h>
      <text:p text:style-name="Text_20_body">Stand: 3. August 2024</text:p>
      <text:h text:style-name="Heading_20_2" text:outline-level="2">Inhaltsübersicht</text:h>
      <text:list text:style-name="L1">
        <text:list-item>
          <text:p text:style-name="P3"><text:a xlink:type="simple" xlink:href="#m3" text:style-name="Internet_20_link" text:visited-style-name="Visited_20_Internet_20_Link">Verantwortlicher</text:a></text:p>
        </text:list-item>
        <text:list-item>
          <text:p text:style-name="P3"><text:a xlink:type="simple" xlink:href="#mOverview" text:style-name="Internet_20_link" text:visited-style-name="Visited_20_Internet_20_Link">Übersicht der Verarbeitungen</text:a></text:p>
        </text:list-item>
        <text:list-item>
          <text:p text:style-name="P3"><text:a xlink:type="simple" xlink:href="#m2427" text:style-name="Internet_20_link" text:visited-style-name="Visited_20_Internet_20_Link">Maßgebliche Rechtsgrundlagen</text:a></text:p>
        </text:list-item>
        <text:list-item>
          <text:p text:style-name="P3"><text:a xlink:type="simple" xlink:href="#m27" text:style-name="Internet_20_link" text:visited-style-name="Visited_20_Internet_20_Link">Sicherheitsmaßnahmen</text:a></text:p>
        </text:list-item>
        <text:list-item>
          <text:p text:style-name="P3"><text:a xlink:type="simple" xlink:href="#m10" text:style-name="Internet_20_link" text:visited-style-name="Visited_20_Internet_20_Link">Rechte der betroffenen Personen</text:a></text:p>
        </text:list-item>
        <text:list-item>
          <text:p text:style-name="P3"><text:a xlink:type="simple" xlink:href="#m225" text:style-name="Internet_20_link" text:visited-style-name="Visited_20_Internet_20_Link">Bereitstellung des Onlineangebots und Webhosting</text:a></text:p>
        </text:list-item>
        <text:list-item>
          <text:p text:style-name="P3"><text:a xlink:type="simple" xlink:href="#m182" text:style-name="Internet_20_link" text:visited-style-name="Visited_20_Internet_20_Link">Kontakt- und Anfrageverwaltung</text:a></text:p>
        </text:list-item>
        <text:list-item>
          <text:p text:style-name="P3"><text:a xlink:type="simple" xlink:href="#m328" text:style-name="Internet_20_link" text:visited-style-name="Visited_20_Internet_20_Link">Plug-ins und eingebettete Funktionen sowie Inhalte</text:a></text:p>
        </text:list-item>
        <text:list-item>
          <text:p text:style-name="P2"><text:a xlink:type="simple" xlink:href="#m42" text:style-name="Internet_20_link" text:visited-style-name="Visited_20_Internet_20_Link">Begriffsdefinitionen</text:a></text:p>
        </text:list-item>
      </text:list>
      <text:h text:style-name="P1" text:outline-level="2"><text:bookmark text:name="m3"/>Verantwortlicher</text:h>
      <text:p text:style-name="Text_20_body">Max Ich<text:line-break/>nirgendwo<text:line-break/>65451 Kelsterbach, Hessen, DE</text:p>
      <text:p text:style-name="Text_20_body">Vertretungsberechtigte Personen: Keine</text:p>
      <text:p text:style-name="Text_20_body">E-Mail-Adresse: admin@johannes-kaeppler.dev</text:p>
      <text:p text:style-name="Text_20_body">Impressum: johannes-kaeppler.dev</text:p>
      <text:h text:style-name="P1" text:outline-level="2"><text:bookmark text:name="mOverview"/>Übersicht der Verarbeitungen</text:h>
      <text:p text:style-name="Text_20_body">Die nachfolgende Übersicht fasst die Arten der verarbeiteten Daten und die Zwecke ihrer Verarbeitung zusammen und verweist auf die betroffenen Personen.</text:p>
      <text:h text:style-name="Heading_20_3" text:outline-level="3">Arten der verarbeiteten Daten</text:h>
      <text:list text:style-name="L2">
        <text:list-item>
          <text:p text:style-name="P5">Bestandsdaten.</text:p>
        </text:list-item>
        <text:list-item>
          <text:p text:style-name="P5">Kontaktdaten.</text:p>
        </text:list-item>
        <text:list-item>
          <text:p text:style-name="P5">Inhaltsdaten.</text:p>
        </text:list-item>
        <text:list-item>
          <text:p text:style-name="P5">Nutzungsdaten.</text:p>
        </text:list-item>
        <text:list-item>
          <text:p text:style-name="P5">Meta-, Kommunikations- und Verfahrensdaten.</text:p>
        </text:list-item>
        <text:list-item>
          <text:p text:style-name="P4"><text:soft-page-break/>Protokolldaten.</text:p>
        </text:list-item>
      </text:list>
      <text:h text:style-name="Heading_20_3" text:outline-level="3">Kategorien betroffener Personen</text:h>
      <text:list text:style-name="L3">
        <text:list-item>
          <text:p text:style-name="P7">Kommunikationspartner.</text:p>
        </text:list-item>
        <text:list-item>
          <text:p text:style-name="P6">Nutzer.</text:p>
        </text:list-item>
      </text:list>
      <text:h text:style-name="Heading_20_3" text:outline-level="3">Zwecke der Verarbeitung</text:h>
      <text:list text:style-name="L4">
        <text:list-item>
          <text:p text:style-name="P9">Kommunikation.</text:p>
        </text:list-item>
        <text:list-item>
          <text:p text:style-name="P9">Sicherheitsmaßnahmen.</text:p>
        </text:list-item>
        <text:list-item>
          <text:p text:style-name="P9">Organisations- und Verwaltungsverfahren.</text:p>
        </text:list-item>
        <text:list-item>
          <text:p text:style-name="P9">Feedback.</text:p>
        </text:list-item>
        <text:list-item>
          <text:p text:style-name="P9">Marketing.</text:p>
        </text:list-item>
        <text:list-item>
          <text:p text:style-name="P9">Profile mit nutzerbezogenen Informationen.</text:p>
        </text:list-item>
        <text:list-item>
          <text:p text:style-name="P9">Bereitstellung unseres Onlineangebotes und Nutzerfreundlichkeit.</text:p>
        </text:list-item>
        <text:list-item>
          <text:p text:style-name="P8">Informationstechnische Infrastruktur.</text:p>
        </text:list-item>
      </text:list>
      <text:h text:style-name="P1" text:outline-level="2"><text:bookmark text:name="m2427"/>Maßgebliche Rechtsgrundlagen</text:h>
      <text:p text:style-name="Text_20_body"><text:span text:style-name="Strong_20_Emphasis">Maßgebliche Rechtsgrundlagen nach der DSGVO: </text:span>Im Folgenden erhalten Sie eine Übersicht der Rechtsgrundlagen der DSGVO, auf deren Basis wir personenbezogene Daten verarbeiten. Bitte nehmen Sie zur Kenntnis, dass neben den Regelungen der DSGVO nationale Datenschutzvorgaben in Ihrem bzw. unserem Wohn- oder Sitzland gelten können. Sollten ferner im Einzelfall speziellere Rechtsgrundlagen maßgeblich sein, teilen wir Ihnen diese in der Datenschutzerklärung mit.</text:p>
      <text:list text:style-name="L5">
        <text:list-item>
          <text:p text:style-name="P11"><text:span text:style-name="Strong_20_Emphasis">Einwilligung (Art. 6 Abs. 1 S. 1 lit. a) DSGVO)</text:span> - Die betroffene Person hat ihre Einwilligung in die Verarbeitung der sie betreffenden personenbezogenen Daten für einen spezifischen Zweck oder mehrere bestimmte Zwecke gegeben.</text:p>
        </text:list-item>
        <text:list-item>
          <text:p text:style-name="P11"><text:span text:style-name="Strong_20_Emphasis">Vertragserfüllung und vorvertragliche Anfragen (Art. 6 Abs. 1 S. 1 lit. b) DSGVO)</text:span> - Die Verarbeitung ist für die Erfüllung eines Vertrags, dessen Vertragspartei die betroffene Person ist, oder zur Durchführung vorvertraglicher Maßnahmen erforderlich, die auf Anfrage der betroffenen Person erfolgen.</text:p>
        </text:list-item>
        <text:list-item>
          <text:p text:style-name="P10"><text:span text:style-name="Strong_20_Emphasis">Berechtigte Interessen (Art. 6 Abs. 1 S. 1 lit. f) DSGVO)</text:span> - die Verarbeitung ist zur Wahrung der berechtigten Interessen des Verantwortlichen oder eines Dritten notwendig, vorausgesetzt, dass die Interessen, Grundrechte und Grundfreiheiten der betroffenen Person, die den Schutz personenbezogener Daten verlangen, nicht überwiegen.</text:p>
        </text:list-item>
      </text:list>
      <text:p text:style-name="Text_20_body"><text:soft-page-break/><text:span text:style-name="Strong_20_Emphasis">Nationale Datenschutzregelungen in Deutschland: </text:span>Zusätzlich zu den Datenschutzregelungen der DSGVO gelten nationale Regelungen zum Datenschutz in Deutschland. Hierzu gehört insbesondere das Gesetz zum Schutz vor Missbrauch personenbezogener Daten bei der Datenverarbeitung (Bundesdatenschutzgesetz – BDSG). Das BDSG enthält insbesondere Spezialregelungen zum Recht auf Auskunft, zum Recht auf Löschung, zum Widerspruchsrecht, zur Verarbeitung besonderer Kategorien personenbezogener Daten, zur Verarbeitung für andere Zwecke und zur Übermittlung sowie automatisierten Entscheidungsfindung im Einzelfall einschließlich Profiling. Ferner können Landesdatenschutzgesetze der einzelnen Bundesländer zur Anwendung gelangen.</text:p>
      <text:p text:style-name="Text_20_body"><text:span text:style-name="Strong_20_Emphasis">Hinweis auf Geltung DSGVO und Schweizer DSG: </text:span>Diese Datenschutzhinweise dienen sowohl der Informationserteilung nach dem Schweizer DSG als auch nach der Datenschutzgrundverordnung (DSGVO). Aus diesem Grund bitten wir Sie zu beachten, dass aufgrund der breiteren räumlichen Anwendung und Verständlichkeit die Begriffe der DSGVO verwendet werden. Insbesondere statt der im Schweizer DSG verwendeten Begriffe „Bearbeitung" von „Personendaten", "überwiegendes Interesse" und "besonders schützenswerte Personendaten" werden die in der DSGVO verwendeten Begriffe „Verarbeitung" von „personenbezogenen Daten" sowie "berechtigtes Interesse" und "besondere Kategorien von Daten" verwendet. Die gesetzliche Bedeutung der Begriffe wird jedoch im Rahmen der Geltung des Schweizer DSG weiterhin nach dem Schweizer DSG bestimmt.</text:p>
      <text:h text:style-name="P1" text:outline-level="2"><text:bookmark text:name="m27"/>Sicherheitsmaßnahmen</text:h>
      <text:p text:style-name="Text_20_body">Wir treffen nach Maßgabe der gesetzlichen Vorgaben unter Berücksichtigung des Stands der Technik, der Implementierungskosten und der Art, des Umfangs, der Umstände und der Zwecke der Verarbeitung sowie der unterschiedlichen Eintrittswahrscheinlichkeiten und des Ausmaßes der Bedrohung der Rechte und Freiheiten natürlicher Personen geeignete technische und organisatorische Maßnahmen, um ein dem Risiko angemessenes Schutzniveau zu gewährleisten.</text:p>
      <text:p text:style-name="Text_20_body">Zu den Maßnahmen gehören insbesondere die Sicherung der Vertraulichkeit, Integrität und Verfügbarkeit von Daten durch Kontrolle des physischen und elektronischen Zugangs zu den Daten als auch des sie betreffenden Zugriffs, der Eingabe, der Weitergabe, der Sicherung der Verfügbarkeit und ihrer Trennung. Des Weiteren haben wir Verfahren eingerichtet, die eine Wahrnehmung von Betroffenenrechten, die Löschung von Daten und Reaktionen auf die Gefährdung der Daten gewährleisten. <text:soft-page-break/>Ferner berücksichtigen wir den Schutz personenbezogener Daten bereits bei der Entwicklung bzw. Auswahl von Hardware, Software sowie Verfahren entsprechend dem Prinzip des Datenschutzes, durch Technikgestaltung und durch datenschutzfreundliche Voreinstellungen.</text:p>
      <text:p text:style-name="Text_20_body">Sicherung von Online-Verbindungen durch TLS-/SSL-Verschlüsselungstechnologie (HTTPS): Um die Daten der Nutzer, die über unsere Online-Dienste übertragen werden, vor unerlaubten Zugriffen zu schützen, setzen wir auf die TLS-/SSL-Verschlüsselungstechnologie. Secure Sockets Layer (SSL) und Transport Layer Security (TLS) sind die Eckpfeiler der sicheren Datenübertragung im Internet. Diese Technologien verschlüsseln die Informationen, die zwischen der Website oder App und dem Browser des Nutzers (oder zwischen zwei Servern) übertragen werden, wodurch die Daten vor unbefugtem Zugriff geschützt sind. TLS, als die weiterentwickelte und sicherere Version von SSL, gewährleistet, dass alle Datenübertragungen den höchsten Sicherheitsstandards entsprechen. Wenn eine Website durch ein SSL-/TLS-Zertifikat gesichert ist, wird dies durch die Anzeige von HTTPS in der URL signalisiert. Dies dient als ein Indikator für die Nutzer, dass ihre Daten sicher und verschlüsselt übertragen werden.</text:p>
      <text:h text:style-name="P1" text:outline-level="2"><text:bookmark text:name="m10"/>Rechte der betroffenen Personen</text:h>
      <text:p text:style-name="Text_20_body">Rechte der betroffenen Personen aus der DSGVO: Ihnen stehen als Betroffene nach der DSGVO verschiedene Rechte zu, die sich insbesondere aus Art. 15 bis 21 DSGVO ergeben:</text:p>
      <text:list text:style-name="L6">
        <text:list-item>
          <text:p text:style-name="P13"><text:span text:style-name="Strong_20_Emphasis">Widerspruchsrecht: Sie haben das Recht, aus Gründen, die sich aus Ihrer besonderen Situation ergeben, jederzeit gegen die Verarbeitung der Sie betreffenden personenbezogenen Daten, die aufgrund von Art. 6 Abs. 1 lit. e oder f DSGVO erfolgt, Widerspruch einzulegen; dies gilt auch für ein auf diese Bestimmungen gestütztes Profiling. Werden die Sie betreffenden personenbezogenen Daten verarbeitet, um Direktwerbung zu betreiben, haben Sie das Recht, jederzeit Widerspruch gegen die Verarbeitung der Sie betreffenden personenbezogenen Daten zum Zwecke derartiger Werbung einzulegen; dies gilt auch für das Profiling, soweit es mit solcher Direktwerbung in Verbindung steht.</text:span></text:p>
        </text:list-item>
        <text:list-item>
          <text:p text:style-name="P13"><text:span text:style-name="Strong_20_Emphasis">Widerrufsrecht bei Einwilligungen:</text:span> Sie haben das Recht, erteilte Einwilligungen jederzeit zu widerrufen.</text:p>
        </text:list-item>
        <text:list-item>
          <text:p text:style-name="P13"><text:soft-page-break/><text:span text:style-name="Strong_20_Emphasis">Auskunftsrecht:</text:span> Sie haben das Recht, eine Bestätigung darüber zu verlangen, ob betreffende Daten verarbeitet werden und auf Auskunft über diese Daten sowie auf weitere Informationen und Kopie der Daten entsprechend den gesetzlichen Vorgaben.</text:p>
        </text:list-item>
        <text:list-item>
          <text:p text:style-name="P13"><text:span text:style-name="Strong_20_Emphasis">Recht auf Berichtigung:</text:span> Sie haben entsprechend den gesetzlichen Vorgaben das Recht, die Vervollständigung der Sie betreffenden Daten oder die Berichtigung der Sie betreffenden unrichtigen Daten zu verlangen.</text:p>
        </text:list-item>
        <text:list-item>
          <text:p text:style-name="P13"><text:span text:style-name="Strong_20_Emphasis">Recht auf Löschung und Einschränkung der Verarbeitung:</text:span> Sie haben nach Maßgabe der gesetzlichen Vorgaben das Recht, zu verlangen, dass Sie betreffende Daten unverzüglich gelöscht werden, bzw. alternativ nach Maßgabe der gesetzlichen Vorgaben eine Einschränkung der Verarbeitung der Daten zu verlangen.</text:p>
        </text:list-item>
        <text:list-item>
          <text:p text:style-name="P13"><text:span text:style-name="Strong_20_Emphasis">Recht auf Datenübertragbarkeit:</text:span> Sie haben das Recht, Sie betreffende Daten, die Sie uns bereitgestellt haben, nach Maßgabe der gesetzlichen Vorgaben in einem strukturierten, gängigen und maschinenlesbaren Format zu erhalten oder deren Übermittlung an einen anderen Verantwortlichen zu fordern.</text:p>
        </text:list-item>
        <text:list-item>
          <text:p text:style-name="P12"><text:span text:style-name="Strong_20_Emphasis">Beschwerde bei Aufsichtsbehörde:</text:span> Sie haben unbeschadet eines anderweitigen verwaltungsrechtlichen oder gerichtlichen Rechtsbehelfs das Recht auf Beschwerde bei einer Aufsichtsbehörde, insbesondere in dem Mitgliedstaat ihres gewöhnlichen Aufenthaltsorts, ihres Arbeitsplatzes oder des Orts des mutmaßlichen Verstoßes, wenn Sie der Ansicht sind, dass die Verarbeitung der Sie betreffenden personenbezogenen Daten gegen die Vorgaben der DSGVO verstößt.</text:p>
        </text:list-item>
      </text:list>
      <text:h text:style-name="P1" text:outline-level="2"><text:bookmark text:name="m225"/>Bereitstellung des Onlineangebots und Webhosting</text:h>
      <text:p text:style-name="Text_20_body">Wir verarbeiten die Daten der Nutzer, um ihnen unsere Online-Dienste zur Verfügung stellen zu können. Zu diesem Zweck verarbeiten wir die IP-Adresse des Nutzers, die notwendig ist, um die Inhalte und Funktionen unserer Online-Dienste an den Browser oder das Endgerät der Nutzer zu übermitteln.</text:p>
      <text:list text:style-name="L7">
        <text:list-item>
          <text:p text:style-name="P15"><text:span text:style-name="Strong_20_Emphasis">Verarbeitete Datenarten:</text:span> Nutzungsdaten (z. B. Seitenaufrufe und Verweildauer, Klickpfade, Nutzungsintensität und -frequenz, verwendete Gerätetypen und Betriebssysteme, Interaktionen mit Inhalten und Funktionen); Meta-, Kommunikations- und Verfahrensdaten (z. B. IP-Adressen, Zeitangaben, Identifikationsnummern, beteiligte Personen); Protokolldaten (z. B. Logfiles betreffend Logins oder den Abruf von Daten oder Zugriffszeiten.). Inhaltsdaten (z. <text:soft-page-break/>B. textliche oder bildliche Nachrichten und Beiträge sowie die sie betreffenden Informationen, wie z. B. Angaben zur Autorenschaft oder Zeitpunkt der Erstellung).</text:p>
        </text:list-item>
        <text:list-item>
          <text:p text:style-name="P15"><text:span text:style-name="Strong_20_Emphasis">Betroffene Personen:</text:span> Nutzer (z. B. Webseitenbesucher, Nutzer von Onlinediensten).</text:p>
        </text:list-item>
        <text:list-item>
          <text:p text:style-name="P15"><text:span text:style-name="Strong_20_Emphasis">Zwecke der Verarbeitung:</text:span> Bereitstellung unseres Onlineangebotes und Nutzerfreundlichkeit; Informationstechnische Infrastruktur (Betrieb und Bereitstellung von Informationssystemen und technischen Geräten (Computer, Server etc.).). Sicherheitsmaßnahmen.</text:p>
        </text:list-item>
        <text:list-item>
          <text:p text:style-name="P15"><text:span text:style-name="Strong_20_Emphasis">Aufbewahrung und Löschung:</text:span> Löschung entsprechend Angaben im Abschnitt "Allgemeine Informationen zur Datenspeicherung und Löschung".</text:p>
        </text:list-item>
        <text:list-item>
          <text:p text:style-name="P14"><text:span text:style-name="Strong_20_Emphasis">Rechtsgrundlagen:</text:span> Berechtigte Interessen (Art. 6 Abs. 1 S. 1 lit. f) DSGVO).</text:p>
        </text:list-item>
      </text:list>
      <text:p text:style-name="Text_20_body"><text:span text:style-name="Strong_20_Emphasis">Weitere Hinweise zu Verarbeitungsprozessen, Verfahren und Diensten:</text:span></text:p>
      <text:list text:style-name="L8">
        <text:list-item>
          <text:p text:style-name="P17"><text:span text:style-name="Strong_20_Emphasis">Bereitstellung Onlineangebot auf gemietetem Speicherplatz: </text:span>Für die Bereitstellung unseres Onlineangebotes nutzen wir Speicherplatz, Rechenkapazität und Software, die wir von einem entsprechenden Serveranbieter (auch "Webhoster" genannt) mieten oder anderweitig beziehen; <text:span text:style-name="Strong_20_Emphasis">Rechtsgrundlagen:</text:span> Berechtigte Interessen (Art. 6 Abs. 1 S. 1 lit. f) DSGVO).</text:p>
        </text:list-item>
        <text:list-item>
          <text:p text:style-name="P17"><text:span text:style-name="Strong_20_Emphasis">Erhebung von Zugriffsdaten und Logfiles: </text:span>Der Zugriff auf unser Onlineangebot wird in Form von sogenannten "Server-Logfiles" protokolliert. Zu den Serverlogfiles können die Adresse und der Name der abgerufenen Webseiten und Dateien, Datum und Uhrzeit des Abrufs, übertragene Datenmengen, Meldung über erfolgreichen Abruf, Browsertyp nebst Version, das Betriebssystem des Nutzers, Referrer URL (die zuvor besuchte Seite) und im Regelfall IP-Adressen und der anfragende Provider gehören. Die Serverlogfiles können zum einen zu Sicherheitszwecken eingesetzt werden, z. B. um eine Überlastung der Server zu vermeiden (insbesondere im Fall von missbräuchlichen Angriffen, sogenannten DDoS-Attacken), und zum anderen, um die Auslastung der Server und ihre Stabilität sicherzustellen; <text:span text:style-name="Strong_20_Emphasis">Rechtsgrundlagen:</text:span> Berechtigte Interessen (Art. 6 Abs. 1 S. 1 lit. f) DSGVO). <text:span text:style-name="Strong_20_Emphasis">Löschung von Daten:</text:span> Logfile-Informationen werden für die Dauer von maximal 30 Tagen gespeichert und danach gelöscht oder anonymisiert. Daten, deren weitere Aufbewahrung zu Beweiszwecken erforderlich ist, sind bis zur endgültigen Klärung des jeweiligen Vorfalls von der Löschung ausgenommen.</text:p>
        </text:list-item>
        <text:list-item>
          <text:p text:style-name="P16"><text:soft-page-break/><text:span text:style-name="Strong_20_Emphasis">E-Mail-Versand und -Hosting: </text:span>Die von uns in Anspruch genommenen Webhosting-Leistungen umfassen ebenfalls den Versand, den Empfang sowie die Speicherung von E-Mails. Zu diesen Zwecken werden die Adressen der Empfänger sowie Absender als auch weitere Informationen betreffend den E-Mailversand (z. B. die beteiligten Provider) sowie die Inhalte der jeweiligen E-Mails verarbeitet. Die vorgenannten Daten können ferner zu Zwecken der Erkennung von SPAM verarbeitet werden. Wir bitten darum, zu beachten, dass E-Mails im Internet grundsätzlich nicht verschlüsselt versendet werden. Im Regelfall werden E-Mails zwar auf dem Transportweg verschlüsselt, aber (sofern kein sogenanntes Ende-zu-Ende-Verschlüsselungsverfahren eingesetzt wird) nicht auf den Servern, von denen sie abgesendet und empfangen werden. Wir können daher für den Übertragungsweg der E-Mails zwischen dem Absender und dem Empfang auf unserem Server keine Verantwortung übernehmen; <text:span text:style-name="Strong_20_Emphasis">Rechtsgrundlagen:</text:span> Berechtigte Interessen (Art. 6 Abs. 1 S. 1 lit. f) DSGVO).</text:p>
        </text:list-item>
      </text:list>
      <text:h text:style-name="P1" text:outline-level="2"><text:bookmark text:name="m182"/>Kontakt- und Anfrageverwaltung</text:h>
      <text:p text:style-name="Text_20_body">Bei der Kontaktaufnahme mit uns (z. B. per Post, Kontaktformular, E-Mail, Telefon oder via soziale Medien) sowie im Rahmen bestehender Nutzer- und Geschäftsbeziehungen werden die Angaben der anfragenden Personen verarbeitet, soweit dies zur Beantwortung der Kontaktanfragen und etwaiger angefragter Maßnahmen erforderlich ist.</text:p>
      <text:list text:style-name="L9">
        <text:list-item>
          <text:p text:style-name="P19"><text:span text:style-name="Strong_20_Emphasis">Verarbeitete Datenarten:</text:span> Bestandsdaten (z. B. der vollständige Name, Wohnadresse, Kontaktinformationen, Kundennummer, etc.); Kontaktdaten (z. B. Post- und E-Mail-Adressen oder Telefonnummern); Inhaltsdaten (z. B. textliche oder bildliche Nachrichten und Beiträge sowie die sie betreffenden Informationen, wie z. B. Angaben zur Autorenschaft oder Zeitpunkt der Erstellung); Nutzungsdaten (z. B. Seitenaufrufe und Verweildauer, Klickpfade, Nutzungsintensität und -frequenz, verwendete Gerätetypen und Betriebssysteme, Interaktionen mit Inhalten und Funktionen). Meta-, Kommunikations- und Verfahrensdaten (z. B. IP-Adressen, Zeitangaben, Identifikationsnummern, beteiligte Personen).</text:p>
        </text:list-item>
        <text:list-item>
          <text:p text:style-name="P19"><text:span text:style-name="Strong_20_Emphasis">Betroffene Personen:</text:span> Kommunikationspartner.</text:p>
        </text:list-item>
        <text:list-item>
          <text:p text:style-name="P19"><text:span text:style-name="Strong_20_Emphasis">Zwecke der Verarbeitung:</text:span> Kommunikation; Organisations- und Verwaltungsverfahren; Feedback (z. B. Sammeln von Feedback via Online-Formular). Bereitstellung unseres Onlineangebotes und Nutzerfreundlichkeit.</text:p>
        </text:list-item>
        <text:list-item>
          <text:p text:style-name="P19"><text:soft-page-break/><text:span text:style-name="Strong_20_Emphasis">Aufbewahrung und Löschung:</text:span> Löschung entsprechend Angaben im Abschnitt "Allgemeine Informationen zur Datenspeicherung und Löschung".</text:p>
        </text:list-item>
        <text:list-item>
          <text:p text:style-name="P18"><text:span text:style-name="Strong_20_Emphasis">Rechtsgrundlagen:</text:span> Berechtigte Interessen (Art. 6 Abs. 1 S. 1 lit. f) DSGVO). Vertragserfüllung und vorvertragliche Anfragen (Art. 6 Abs. 1 S. 1 lit. b) DSGVO).</text:p>
        </text:list-item>
      </text:list>
      <text:p text:style-name="Text_20_body"><text:span text:style-name="Strong_20_Emphasis">Weitere Hinweise zu Verarbeitungsprozessen, Verfahren und Diensten:</text:span></text:p>
      <text:list text:style-name="L10">
        <text:list-item>
          <text:p text:style-name="P20"><text:span text:style-name="Strong_20_Emphasis">Kontaktformular: </text:span>Bei Kontaktaufnahme über unser Kontaktformular, per E-Mail oder anderen Kommunikationswegen, verarbeiten wir die uns übermittelten personenbezogenen Daten zur Beantwortung und Bearbeitung des jeweiligen Anliegens. Dies umfasst in der Regel Angaben wie Name, Kontaktinformationen und gegebenenfalls weitere Informationen, die uns mitgeteilt werden und zur angemessenen Bearbeitung erforderlich sind. Wir nutzen diese Daten ausschließlich für den angegebenen Zweck der Kontaktaufnahme und Kommunikation; <text:span text:style-name="Strong_20_Emphasis">Rechtsgrundlagen:</text:span> Vertragserfüllung und vorvertragliche Anfragen (Art. 6 Abs. 1 S. 1 lit. b) DSGVO), Berechtigte Interessen (Art. 6 Abs. 1 S. 1 lit. f) DSGVO).</text:p>
        </text:list-item>
      </text:list>
      <text:h text:style-name="P1" text:outline-level="2"><text:bookmark text:name="m328"/>Plug-ins und eingebettete Funktionen sowie Inhalte</text:h>
      <text:p text:style-name="Text_20_body">Wir binden Funktions- und Inhaltselemente in unser Onlineangebot ein, die von den Servern ihrer jeweiligen Anbieter (nachfolgend als „Drittanbieter" bezeichnet) bezogen werden. Dabei kann es sich zum Beispiel um Grafiken, Videos oder Stadtpläne handeln (nachfolgend einheitlich als „Inhalte" bezeichnet).</text:p>
      <text:p text:style-name="Text_20_body">Die Einbindung setzt immer voraus, dass die Drittanbieter dieser Inhalte die IP-Adresse der Nutzer verarbeiten, da sie ohne IP-Adresse die Inhalte nicht an deren Browser senden könnten. Die IP-Adresse ist damit für die Darstellung dieser Inhalte oder Funktionen erforderlich. Wir bemühen uns, nur solche Inhalte zu verwenden, deren jeweilige Anbieter die IP-Adresse lediglich zur Auslieferung der Inhalte anzuwenden. Drittanbieter können ferner sogenannte Pixel-Tags (unsichtbare Grafiken, auch als „Web Beacons" bezeichnet) für statistische oder Marketingzwecke einsetzen. Durch die „Pixel-Tags" können Informationen, wie etwa der Besucherverkehr auf den Seiten dieser Website, ausgewertet werden. Die pseudonymen Informationen können darüber hinaus in Cookies auf dem Gerät der Nutzer gespeichert werden und unter anderem technische Auskünfte zum Browser und zum Betriebssystem, zu verweisenden Websites, zur Besuchszeit sowie weitere Angaben zur Nutzung unseres Onlineangebots enthalten, aber auch mit solchen Informationen aus anderen Quellen verbunden werden.</text:p>
      <text:p text:style-name="Text_20_body"><text:soft-page-break/><text:span text:style-name="Strong_20_Emphasis">Hinweise zu Rechtsgrundlagen:</text:span> Sofern wir die Nutzer um ihre Einwilligung in den Einsatz der Drittanbieter bitten, stellt die Rechtsgrundlage der Datenverarbeitung die Erlaubnis dar. Ansonsten werden die Nutzerdaten auf Grundlage unserer berechtigten Interessen (d. h. Interesse an effizienten, wirtschaftlichen und empfängerfreundlichen Leistungen) verarbeitet. In diesem Zusammenhang möchten wir Sie auch auf die Informationen zur Verwendung von Cookies in dieser Datenschutzerklärung hinweisen.</text:p>
      <text:list text:style-name="L11">
        <text:list-item>
          <text:p text:style-name="P22"><text:span text:style-name="Strong_20_Emphasis">Verarbeitete Datenarten:</text:span> Nutzungsdaten (z. B. Seitenaufrufe und Verweildauer, Klickpfade, Nutzungsintensität und -frequenz, verwendete Gerätetypen und Betriebssysteme, Interaktionen mit Inhalten und Funktionen). Meta-, Kommunikations- und Verfahrensdaten (z. B. IP-Adressen, Zeitangaben, Identifikationsnummern, beteiligte Personen).</text:p>
        </text:list-item>
        <text:list-item>
          <text:p text:style-name="P22"><text:span text:style-name="Strong_20_Emphasis">Betroffene Personen:</text:span> Nutzer (z. B. Webseitenbesucher, Nutzer von Onlinediensten).</text:p>
        </text:list-item>
        <text:list-item>
          <text:p text:style-name="P22"><text:span text:style-name="Strong_20_Emphasis">Zwecke der Verarbeitung:</text:span> Bereitstellung unseres Onlineangebotes und Nutzerfreundlichkeit; Marketing. Profile mit nutzerbezogenen Informationen (Erstellen von Nutzerprofilen).</text:p>
        </text:list-item>
        <text:list-item>
          <text:p text:style-name="P22"><text:span text:style-name="Strong_20_Emphasis">Aufbewahrung und Löschung:</text:span> Löschung entsprechend Angaben im Abschnitt "Allgemeine Informationen zur Datenspeicherung und Löschung". Speicherung von Cookies von bis zu 2 Jahren (Sofern nicht anders angegeben, können Cookies und ähnliche Speichermethoden für einen Zeitraum von zwei Jahren auf den Geräten der Nutzer gespeichert werden.).</text:p>
        </text:list-item>
        <text:list-item>
          <text:p text:style-name="P21"><text:span text:style-name="Strong_20_Emphasis">Rechtsgrundlagen:</text:span> Einwilligung (Art. 6 Abs. 1 S. 1 lit. a) DSGVO). Berechtigte Interessen (Art. 6 Abs. 1 S. 1 lit. f) DSGVO).</text:p>
        </text:list-item>
      </text:list>
      <text:p text:style-name="Text_20_body"><text:span text:style-name="Strong_20_Emphasis">Weitere Hinweise zu Verarbeitungsprozessen, Verfahren und Diensten:</text:span></text:p>
      <text:list text:style-name="L12">
        <text:list-item>
          <text:p text:style-name="P23"><text:span text:style-name="Strong_20_Emphasis">LinkedIn-Plugins und -Inhalte: </text:span>LinkedIn-Plugins und -Inhalte- Hierzu können z. B. Inhalte wie Bilder, Videos oder Texte und Schaltflächen gehören, mit denen Nutzer Inhalte dieses Onlineangebotes innerhalb von LinkedIn teilen können; <text:span text:style-name="Strong_20_Emphasis">Dienstanbieter:</text:span> LinkedIn Ireland Unlimited Company, Wilton Place, Dublin 2, Irland; <text:span text:style-name="Strong_20_Emphasis">Rechtsgrundlagen:</text:span> Berechtigte Interessen (Art. 6 Abs. 1 S. 1 lit. f) DSGVO); <text:span text:style-name="Strong_20_Emphasis">Website:</text:span> <text:a xlink:type="simple" xlink:href="https://www.linkedin.com/" office:target-frame-name="_blank" xlink:show="new" text:style-name="Internet_20_link" text:visited-style-name="Visited_20_Internet_20_Link">https://www.linkedin.com</text:a>; <text:span text:style-name="Strong_20_Emphasis">Datenschutzerklärung:</text:span> <text:a xlink:type="simple" xlink:href="https://www.linkedin.com/legal/privacy-policy" office:target-frame-name="_blank" xlink:show="new" text:style-name="Internet_20_link" text:visited-style-name="Visited_20_Internet_20_Link">https://www.linkedin.com/legal/privacy-policy</text:a>; <text:span text:style-name="Strong_20_Emphasis">Auftragsverarbeitungsvertrag:</text:span> <text:a xlink:type="simple" xlink:href="https://legal.linkedin.com/dpa" office:target-frame-name="_blank" xlink:show="new" text:style-name="Internet_20_link" text:visited-style-name="Visited_20_Internet_20_Link">https://legal.linkedin.com/dpa</text:a>; <text:span text:style-name="Strong_20_Emphasis">Grundlage Drittlandtransfers:</text:span> Data Privacy Framework (DPF). <text:span text:style-name="Strong_20_Emphasis">Widerspruchsmöglichkeit (Opt-Out):</text:span> <text:a xlink:type="simple" xlink:href="https://www.linkedin.com/psettings/guest-controls/retargeting-opt-out" office:target-frame-name="_blank" xlink:show="new" text:style-name="Internet_20_link" text:visited-style-name="Visited_20_Internet_20_Link">https://www.linkedin.com/psettings/guest-controls/retargeting-opt-out</text:a>.</text:p>
        </text:list-item>
      </text:list>
      <text:h text:style-name="P1" text:outline-level="2"><text:bookmark text:name="m42"/><text:soft-page-break/>Begriffsdefinitionen</text:h>
      <text:p text:style-name="Text_20_body">In diesem Abschnitt erhalten Sie eine Übersicht über die in dieser Datenschutzerklärung verwendeten Begrifflichkeiten. Soweit die Begrifflichkeiten gesetzlich definiert sind, gelten deren gesetzliche Definitionen. Die nachfolgenden Erläuterungen sollen dagegen vor allem dem Verständnis dienen.</text:p>
      <text:list text:style-name="L13">
        <text:list-item>
          <text:p text:style-name="P25"><text:span text:style-name="Strong_20_Emphasis">Bestandsdaten:</text:span> Bestandsdaten umfassen wesentliche Informationen, die für die Identifikation und Verwaltung von Vertragspartnern, Benutzerkonten, Profilen und ähnlichen Zuordnungen notwendig sind. Diese Daten können u.a. persönliche und demografische Angaben wie Namen, Kontaktinformationen (Adressen, Telefonnummern, E-Mail-Adressen), Geburtsdaten und spezifische Identifikatoren (Benutzer-IDs) beinhalten. Bestandsdaten bilden die Grundlage für jegliche formelle Interaktion zwischen Personen und Diensten, Einrichtungen oder Systemen, indem sie eine eindeutige Zuordnung und Kommunikation ermöglichen. </text:p>
        </text:list-item>
        <text:list-item>
          <text:p text:style-name="P25"><text:span text:style-name="Strong_20_Emphasis">Inhaltsdaten:</text:span> Inhaltsdaten umfassen Informationen, die im Zuge der Erstellung, Bearbeitung und Veröffentlichung von Inhalten aller Art generiert werden. Diese Kategorie von Daten kann Texte, Bilder, Videos, Audiodateien und andere multimediale Inhalte einschließen, die auf verschiedenen Plattformen und Medien veröffentlicht werden. Inhaltsdaten sind nicht nur auf den eigentlichen Inhalt beschränkt, sondern beinhalten auch Metadaten, die Informationen über den Inhalt selbst liefern, wie Tags, Beschreibungen, Autoreninformationen und Veröffentlichungsdaten </text:p>
        </text:list-item>
        <text:list-item>
          <text:p text:style-name="P25"><text:span text:style-name="Strong_20_Emphasis">Kontaktdaten:</text:span> Kontaktdaten sind essentielle Informationen, die die Kommunikation mit Personen oder Organisationen ermöglichen. Sie umfassen u.a. Telefonnummern, postalische Adressen und E-Mail-Adressen, sowie Kommunikationsmittel wie soziale Medien-Handles und Instant-Messaging-Identifikatoren. </text:p>
        </text:list-item>
        <text:list-item>
          <text:p text:style-name="P25"><text:span text:style-name="Strong_20_Emphasis">Meta-, Kommunikations- und Verfahrensdaten:</text:span> Meta-, Kommunikations- und Verfahrensdaten sind Kategorien, die Informationen über die Art und Weise enthalten, wie Daten verarbeitet, übermittelt und verwaltet werden. Meta-Daten, auch bekannt als Daten über Daten, umfassen Informationen, die den Kontext, die Herkunft und die Struktur anderer Daten beschreiben. Sie können Angaben zur Dateigröße, dem Erstellungsdatum, dem Autor eines Dokuments und den Änderungshistorien beinhalten. Kommunikationsdaten erfassen den Austausch von Informationen zwischen Nutzern über verschiedene Kanäle, wie E-Mail-<text:soft-page-break/>Verkehr, Anrufprotokolle, Nachrichten in sozialen Netzwerken und Chat-Verläufe, inklusive der beteiligten Personen, Zeitstempel und Übertragungswege. Verfahrensdaten beschreiben die Prozesse und Abläufe innerhalb von Systemen oder Organisationen, einschließlich Workflow-Dokumentationen, Protokolle von Transaktionen und Aktivitäten, sowie Audit-Logs, die zur Nachverfolgung und Überprüfung von Vorgängen verwendet werden. </text:p>
        </text:list-item>
        <text:list-item>
          <text:p text:style-name="P25"><text:span text:style-name="Strong_20_Emphasis">Nutzungsdaten:</text:span> Nutzungsdaten beziehen sich auf Informationen, die erfassen, wie Nutzer mit digitalen Produkten, Dienstleistungen oder Plattformen interagieren. Diese Daten umfassen eine breite Palette von Informationen, die aufzeigen, wie Nutzer Anwendungen nutzen, welche Funktionen sie bevorzugen, wie lange sie auf bestimmten Seiten verweilen und über welche Pfade sie durch eine Anwendung navigieren. Nutzungsdaten können auch die Häufigkeit der Nutzung, Zeitstempel von Aktivitäten, IP-Adressen, Geräteinformationen und Standortdaten einschließen. Sie sind besonders wertvoll für die Analyse des Nutzerverhaltens, die Optimierung von Benutzererfahrungen, das Personalisieren von Inhalten und das Verbessern von Produkten oder Dienstleistungen. Darüber hinaus spielen Nutzungsdaten eine entscheidende Rolle beim Erkennen von Trends, Vorlieben und möglichen Problembereichen innerhalb digitaler Angebote </text:p>
        </text:list-item>
        <text:list-item>
          <text:p text:style-name="P25"><text:span text:style-name="Strong_20_Emphasis">Personenbezogene Daten:</text:span> "Personenbezogene Daten" sind alle Informationen, die sich auf eine identifizierte oder identifizierbare natürliche Person (im Folgenden "betroffene Person") beziehen; als identifizierbar wird eine natürliche Person angesehen, die direkt oder indirekt, insbesondere mittels Zuordnung zu einer Kennung wie einem Namen, zu einer Kennnummer, zu Standortdaten, zu einer Online-Kennung (z. B. Cookie) oder zu einem oder mehreren besonderen Merkmalen identifiziert werden kann, die Ausdruck der physischen, physiologischen, genetischen, psychischen, wirtschaftlichen, kulturellen oder sozialen Identität dieser natürlichen Person sind. </text:p>
        </text:list-item>
        <text:list-item>
          <text:p text:style-name="P25"><text:span text:style-name="Strong_20_Emphasis">Profile mit nutzerbezogenen Informationen:</text:span> Die Verarbeitung von "Profilen mit nutzerbezogenen Informationen", bzw. kurz "Profilen" umfasst jede Art der automatisierten Verarbeitung personenbezogener Daten, die darin besteht, dass diese personenbezogenen Daten verwendet werden, um bestimmte persönliche Aspekte, die sich auf eine natürliche Person beziehen (je nach Art der Profilbildung können dazu unterschiedliche Informationen betreffend die Demographie, Verhalten und Interessen, wie z. B. die Interaktion mit Webseiten und deren Inhalten, etc.) zu analysieren, zu bewerten oder, um sie vorherzusagen (z. B. die Interessen an bestimmten Inhalten oder Produkten, das Klickverhalten <text:soft-page-break/>auf einer Webseite oder den Aufenthaltsort). Zu Zwecken des Profilings werden häufig Cookies und Web-Beacons eingesetzt. </text:p>
        </text:list-item>
        <text:list-item>
          <text:p text:style-name="P25"><text:span text:style-name="Strong_20_Emphasis">Protokolldaten:</text:span> Protokolldaten sind Informationen über Ereignisse oder Aktivitäten, die in einem System oder Netzwerk protokolliert wurden. Diese Daten enthalten typischerweise Informationen wie Zeitstempel, IP-Adressen, Benutzeraktionen, Fehlermeldungen und andere Details über die Nutzung oder den Betrieb eines Systems. Protokolldaten werden oft zur Analyse von Systemproblemen, zur Sicherheitsüberwachung oder zur Erstellung von Leistungsberichten verwendet. </text:p>
        </text:list-item>
        <text:list-item>
          <text:p text:style-name="P25"><text:span text:style-name="Strong_20_Emphasis">Verantwortlicher:</text:span> Als "Verantwortlicher" wird die natürliche oder juristische Person, Behörde, Einrichtung oder andere Stelle, die allein oder gemeinsam mit anderen über die Zwecke und Mittel der Verarbeitung von personenbezogenen Daten entscheidet, bezeichnet. </text:p>
        </text:list-item>
        <text:list-item>
          <text:p text:style-name="P24"><text:span text:style-name="Strong_20_Emphasis">Verarbeitung:</text:span> "Verarbeitung" ist jeder mit oder ohne Hilfe automatisierter Verfahren ausgeführte Vorgang oder jede solche Vorgangsreihe im Zusammenhang mit personenbezogenen Daten. Der Begriff reicht weit und umfasst praktisch jeden Umgang mit Daten, sei es das Erheben, das Auswerten, das Speichern, das Übermitteln oder das Löschen. </text:p>
        </text:list-item>
      </text:list>
      <text:p text:style-name="Text_20_body"><text:a xlink:type="simple" xlink:href="https://datenschutz-generator.de/" office:target-frame-name="_blank" xlink:show="new" text:style-name="Internet_20_link" text:visited-style-name="Visited_20_Internet_20_Link">Erstellt mit kostenlosem Datenschutz-Generator.de von Dr. Thomas Schwenke</text:a></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igtree" svg:font-family="Figtre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Figtree"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Figtree"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Figtree" fo:font-family="Figtree"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Figtree" fo:font-family="Figtree"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Figtree" fo:font-family="Figtree"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03T15:50:58.622631521</meta:creation-date>
    <dc:date>2024-08-03T15:51:37.655996878</dc:date>
    <meta:editing-duration>PT40S</meta:editing-duration>
    <meta:editing-cycles>1</meta:editing-cycles>
    <meta:document-statistic meta:table-count="0" meta:image-count="0" meta:object-count="0" meta:page-count="12" meta:paragraph-count="102" meta:word-count="3098" meta:character-count="25174" meta:non-whitespace-character-count="22232"/>
    <meta:generator>LibreOffice/24.2.5.2$Linux_X86_64 LibreOffice_project/420$Build-2</meta:generator>
  </office:meta>
</office:document-meta>
</file>